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base___file.xml" manifest:media-type="text/xml"/>
  <manifest:file-entry manifest:full-path="Basic/Standard/base___message_box.xml" manifest:media-type="text/xml"/>
  <manifest:file-entry manifest:full-path="Basic/Standard/script_forge___string.xml" manifest:media-type="text/xml"/>
  <manifest:file-entry manifest:full-path="Basic/Standard/type___string.xml" manifest:media-type="text/xml"/>
  <manifest:file-entry manifest:full-path="Basic/Standard/tools___strings.xml" manifest:media-type="text/xml"/>
  <manifest:file-entry manifest:full-path="Basic/Standard/base___function.xml" manifest:media-type="text/xml"/>
  <manifest:file-entry manifest:full-path="Basic/Standard/script_forge___text_stream.xml" manifest:media-type="text/xml"/>
  <manifest:file-entry manifest:full-path="Basic/Standard/script_forge___file_system.xml" manifest:media-type="text/xml"/>
  <manifest:file-entry manifest:full-path="Basic/Standard/type___array.xml" manifest:media-type="text/xml"/>
  <manifest:file-entry manifest:full-path="Basic/Standard/base___multiline_code.xml" manifest:media-type="text/xml"/>
  <manifest:file-entry manifest:full-path="Basic/Standard/document.xml" manifest:media-type="text/xml"/>
  <manifest:file-entry manifest:full-path="Basic/Standard/document___sheets.xml" manifest:media-type="text/xml"/>
  <manifest:file-entry manifest:full-path="Basic/Standard/script-lb.xml" manifest:media-type="text/xml"/>
  <manifest:file-entry manifest:full-path="Basic/Standard/type___number.xml" manifest:media-type="text/xml"/>
  <manifest:file-entry manifest:full-path="Basic/Standard/script_forge___dictionary.xml" manifest:media-type="text/xml"/>
  <manifest:file-entry manifest:full-path="Basic/Standard/research___encoding.xml" manifest:media-type="text/xml"/>
  <manifest:file-entry manifest:full-path="Basic/Standard/base___formatting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0.4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000000"/>
    </style:style>
    <style:style style:name="ce2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ata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2"/>
        <table:table-column table:style-name="co2" table:number-columns-repeated="6" table:default-cell-style-name="Default"/>
        <table:table-row table:style-name="ro1">
          <table:table-cell table:style-name="ce11" office:value-type="string" calcext:value-type="string">
            <text:p>export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float" office:value="123" calcext:value-type="float">
            <text:p>123</text:p>
          </table:table-cell>
          <table:table-cell table:style-name="ce12"/>
          <table:table-cell table:style-name="ce21"/>
          <table:table-cell table:style-name="ce12" table:number-columns-repeated="6"/>
        </table:table-row>
        <table:table-row table:style-name="ro1">
          <table:table-cell table:style-name="ce12" table:number-columns-repeated="4"/>
          <table:table-cell table:style-name="ce21"/>
          <table:table-cell table:style-name="ce12" table:number-columns-repeated="6"/>
        </table:table-row>
        <table:table-row table:style-name="ro1">
          <table:table-cell table:style-name="ce12" table:number-columns-repeated="2"/>
          <table:table-cell table:number-columns-repeated="2" table:style-name="ce17" office:value-type="string" calcext:value-type="string">
            <text:p>o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17" office:value-type="string" calcext:value-type="string">
            <text:p>o</text:p>
          </table:table-cell>
          <table:table-cell table:number-columns-repeated="2" table:style-name="ce17" office:value-type="string" calcext:value-type="string">
            <text:p>x</text:p>
          </table:table-cell>
          <table:table-cell table:number-columns-repeated="2" table:style-name="ce17" office:value-type="string" calcext:value-type="string">
            <text:p>o</text:p>
          </table:table-cell>
        </table:table-row>
        <table:table-row table:style-name="ro1">
          <table:table-cell table:style-name="ce12" table:number-columns-repeated="2"/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b</text:p>
          </table:table-cell>
          <table:table-cell table:style-name="ce18"/>
          <table:table-cell table:style-name="ce20" office:value-type="string" calcext:value-type="string">
            <text:p>c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string" calcext:value-type="string">
            <text:p>f</text:p>
          </table:table-cell>
          <table:table-cell table:style-name="ce20" office:value-type="string" calcext:value-type="string">
            <text:p>g</text:p>
          </table:table-cell>
          <table:table-cell table:style-name="ce20" office:value-type="string" calcext:value-type="string">
            <text:p>h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8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2" calcext:value-type="float">
            <text:p>2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2" calcext:value-type="float">
            <text:p>12</text:p>
          </table:table-cell>
          <table:table-cell table:style-name="ce18"/>
          <table:table-cell table:style-name="ce19" office:value-type="float" office:value="13" calcext:value-type="float">
            <text:p>1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>
          <table:table-cell table:style-name="ce18" office:value-type="string" calcext:value-type="string">
            <text:p>x</text:p>
          </table:table-cell>
          <table:table-cell table:style-name="ce18" table:number-columns-repeated="10"/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3" calcext:value-type="float">
            <text:p>3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22" calcext:value-type="float">
            <text:p>22</text:p>
          </table:table-cell>
          <table:table-cell table:style-name="ce18"/>
          <table:table-cell table:style-name="ce19" office:value-type="float" office:value="23" calcext:value-type="float">
            <text:p>2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4" calcext:value-type="float">
            <text:p>4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32" calcext:value-type="float">
            <text:p>32</text:p>
          </table:table-cell>
          <table:table-cell table:style-name="ce18"/>
          <table:table-cell table:style-name="ce19" office:value-type="float" office:value="33" calcext:value-type="float">
            <text:p>3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5" calcext:value-type="float">
            <text:p>5</text:p>
          </table:table-cell>
          <table:table-cell table:style-name="ce19" office:value-type="float" office:value="41" calcext:value-type="float">
            <text:p>41</text:p>
          </table:table-cell>
          <table:table-cell table:style-name="ce19" office:value-type="float" office:value="42" calcext:value-type="float">
            <text:p>42</text:p>
          </table:table-cell>
          <table:table-cell table:style-name="ce18"/>
          <table:table-cell table:style-name="ce19" office:value-type="float" office:value="43" calcext:value-type="float">
            <text:p>4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ata_2" table:style-name="ta1">
        <table:table-column table:style-name="co2" table:number-columns-repeated="3" table:default-cell-style-name="ce24"/>
        <table:table-row table:style-name="ro1"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가a1나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나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마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</table:table>
      <table:table table:name="data_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data_2.A2:data_2.C8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3">0000/00/00</text:date>, <text:time style:data-style-name="N2" text:time-value="19:18:56.164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3-09-23T19:47:34.825000000</dc:date>
    <meta:editing-duration>PT12H46M46S</meta:editing-duration>
    <meta:editing-cycles>229</meta:editing-cycles>
    <meta:generator>LibreOffice/7.5.5.2$Windows_X86_64 LibreOffice_project/ca8fe7424262805f223b9a2334bc7181abbcbf5e</meta:generator>
    <meta:document-statistic meta:table-count="3" meta:cell-count="95" meta:object-count="0"/>
  </office:meta>
</office:document-meta>
</file>

<file path=Basic/Standard/base___file.xml><?xml version="1.0" encoding="utf-8"?>
<!DOCTYPE module  PUBLIC '-//OpenOffice.org//DTD OfficeDocument 1.0//EN'  'module.dtd'>
<script:module xmlns:script="http://openoffice.org/2000/script" script:name="base___file" script:language="StarBasic" script:moduleType="normal">REM  *****  LibreOffice VBA  *****

Sub base___file___open_write_print_close_kill

	GlobalScope.BasicLibraries.loadLibrary("Tools")
	
	
	
	'
	' 파일 경로 생성
	'
	Dim file_path as String
	file_path = ( Tools.Strings.DirectoryNameoutofPath(ThisComponent.getURL(),"/" ) &amp; "/../resources/" &amp; "base___file.txt" )
	
	
	
	'
	' 파일 포인터?
	'
	Dim file_line_count as Integer
	file_line_count = FreeFile '초기화
	
	
	
	'
	' Open, Write, Print, Close
	'
	Open file_path For Output as #file_line_count
		
		Write #file_line_count, "a", 200
		Write #file_line_count, "b"
		Write #file_line_count, "c"
		
		Print #file_line_count, "a", 200
		Print #file_line_count, "b"
		Print #file_line_count, "c"
	
	Close #file_line_count
	
	
	
	MsgBox( "이 창을 닫지 말고 파일이 생성 됐는지 확인해봐" &amp; Chr( 10 ) &amp; Chr( 10 ) &amp; file_path )
	
	
	
	'
	' 파일 삭제
	'
	Kill file_path

End Sub

</script:module>
</file>

<file path=Basic/Standard/base___formatting.xml><?xml version="1.0" encoding="utf-8"?>
<!DOCTYPE module  PUBLIC '-//OpenOffice.org//DTD OfficeDocument 1.0//EN'  'module.dtd'>
<script:module xmlns:script="http://openoffice.org/2000/script" script:name="base___formatting" script:language="StarBasic" script:moduleType="normal">REM  *****  LibreOffice VBA  *****

Function base___formatiing

	Dim s as String
	
	s = s &amp; "16진수 출력 : " &amp; Hex( 16 ) '16진수 출력
	
	s = s &amp; Chr( 10 )
	
	s = s &amp; "8진수 출력 : " &amp; Oct( 16 ) '8진수 출력
	
	MsgBox( s )

End Function
</script:module>
</file>

<file path=Basic/Standard/base___function.xml><?xml version="1.0" encoding="utf-8"?>
<!DOCTYPE module  PUBLIC '-//OpenOffice.org//DTD OfficeDocument 1.0//EN'  'module.dtd'>
<script:module xmlns:script="http://openoffice.org/2000/script" script:name="base___function" script:language="StarBasic" script:moduleType="normal">REM  *****  BASIC  *****

Sub base___function

	'
	' 없는 함수도 호출 된다.
	'
	MsgBox( base___function___nothing() )
	
	'
	' 반환 값을 설정하지 않은 함수 호출 : 0이 반환된다.
	'
	MsgBox( base___function___return_x() )
	
	'
	' 반환 값을 설정한 함수 호출
	'
	MsgBox( base___function___return_o() )
	
	'
	' 인자가 있는 함수
	'
	MsgBox( base___function___has_argument( 9800, 76 ) )
	
	'
	' 배열을 넘겨주기
	'
	Dim a( 2 ) as Byte
	a( 0 ) = 49
	a( 1 ) = 49
	a( 2 ) = 49
	base___function___with_array( a )

End Sub



Function base___function___return_x as Integer
End Function



Function base___function___return_o as Integer

	'
	' 함수 이름? 과 같은 변수에 값을 할당 하면 반환 값으로 처리 된다.
	'
	base___function___return_o = 123

End Function



Function base___function___has_argument( a as Integer, b as Integer ) as Integer

	base___function___has_argument = ( a + b )

End Function



Function base___function___with_array( a() as Byte )

	MsgBox( a )

End Function
</script:module>
</file>

<file path=Basic/Standard/base___message_box.xml><?xml version="1.0" encoding="utf-8"?>
<!DOCTYPE module  PUBLIC '-//OpenOffice.org//DTD OfficeDocument 1.0//EN'  'module.dtd'>
<script:module xmlns:script="http://openoffice.org/2000/script" script:name="base___message_box" script:language="StarBasic" script:moduleType="normal">REM  *****  LibreOffice VBA  *****

'
' REF : https://help.libreoffice.org/7.6/ko/text/sbasic/shared/03010102.html
'

Sub base___message_box

	Dim result as Integer
	
	result = MsgBox( "Test Message Box" )
	
	MsgBox( result )

End Sub



Sub base___message_box___ok

	Dim result as Integer

	result = MsgBox( "Test Message Box : 1", MB_OK )
	
	MsgBox( result )

End Sub



Sub base___message_box___ok_cancel

	Dim result as Integer

	result = MsgBox( "Test Message Box : 2", MB_OKCANCEL )
	
	MsgBox( result )

End Sub



Sub base___message_box___yes_no_cancel

	Dim result as Integer

	result = MsgBox( "Test Message Box : 3", MB_YESNOCANCEL )
	
	MsgBox( result )

End Sub



Sub base___message_box___title

	Dim result as Integer

	result = MsgBox( "Test Message Box : 4", MB_YESNO, "title" )
	
	MsgBox( result )

End Sub



Sub base___message_box___complex_option

	Dim result as Integer

	'
	' MB_DEFBUTTON2 옵션을 사용하면 Focus 가 2번 버튼에 할당된다.
	'
	result = MsgBox( "Test Message Box : X", MB_ABORTRETRYIGNORE + MB_DEFBUTTON2, "title" )
	
	MsgBox( result )

End Sub
</script:module>
</file>

<file path=Basic/Standard/base___multiline_code.xml><?xml version="1.0" encoding="utf-8"?>
<!DOCTYPE module  PUBLIC '-//OpenOffice.org//DTD OfficeDocument 1.0//EN'  'module.dtd'>
<script:module xmlns:script="http://openoffice.org/2000/script" script:name="base___multiline_code" script:language="StarBasic" script:moduleType="normal">REM  *****  LibreOffice VBA  *****

Sub base___multiline_code

	Dim i
	
	
	
	'
	'
	'
	i 	= 1 _
		+ 2 _
		+ 3
	
	
	
	MsgBox( i )

End Sub
</script:module>
</file>

<file path=Basic/Standard/document.xml><?xml version="1.0" encoding="utf-8"?>
<!DOCTYPE module  PUBLIC '-//OpenOffice.org//DTD OfficeDocument 1.0//EN'  'module.dtd'>
<script:module xmlns:script="http://openoffice.org/2000/script" script:name="document" script:language="StarBasic" script:moduleType="normal">REM  *****  LibreOffice VBA  *****

Option Explicit

'
' REF : https://www.debugpoint.com/libreoffice-workbook-worksheet-and-cell-processing-using-macro/
'

Sub document___title
	
	'
	' ThisComponent 는 현재 문서를 가리킨다.
	'
	Dim document as Object
	document = ThisComponent
	
	
	
	MsgBox( document.Title )

End Sub



Sub document___getActiveSheet
	
	'
	' ThisComponent 는 현재 문서를 가리킨다.
	'
	Dim document as Object
	document = ThisComponent
	
	
	'
	' getActiveSheet
	'
	Dim sheet as Object
	sheet = document.CurrentController.getActiveSheet()
	
	
	'
	' Sheet Size
	'
	MsgBox( sheet.Name &amp; "  w : " &amp; sheet.Columns.Count &amp; "  h : " &amp; sheet.Rows.Count )

End Sub
</script:module>
</file>

<file path=Basic/Standard/document___sheets.xml><?xml version="1.0" encoding="utf-8"?>
<!DOCTYPE module  PUBLIC '-//OpenOffice.org//DTD OfficeDocument 1.0//EN'  'module.dtd'>
<script:module xmlns:script="http://openoffice.org/2000/script" script:name="document___sheets" script:language="StarBasic" script:moduleType="normal">REM  *****  LibreOffice VBA  *****

Option Explicit

'
' REF : https://help.libreoffice.org/latest/en-US/text/sbasic/guide/read_write_values.html
' REF : https://www.debugpoint.com/libreoffice-basic-macro-tutorial-index/
' REF : https://www.debugpoint.com/libreoffice-workbook-worksheet-and-cell-processing-using-macro/
'

Sub document___sheets___count_index_name
	
	Dim document as Object
	document = ThisComponent
	
	
	'
	' Sheets
	'
	Dim sheets as Object
	sheets = document.Sheets
	
	
	'
	' Sheet Count
	'
	Dim i, cnt as Integer : cnt = sheets.Count - 1
	Dim s as String
	
	
	'
	' Index 로 Sheet 가져오기
	'
	s = s &amp; document.Title &amp; Chr( 10 ) &amp; Chr( 10 )
	For i = 0 to cnt
		s = s &amp; i &amp; " : " &amp; sheets( i ).Name &amp; Chr( 10 )
	Next i
	
	
	
	MsgBox( s )

End Sub


	
Sub document___sheets___getcellbyposition
	
	Dim document as Object
	document = ThisComponent
	
	Dim sheets as Object
	sheets = document.Sheets
	
	Dim sheet as Object
	sheet = sheets.getByName( "data_1" )	
	
	
	
	
	
	'
	'
	'
	Dim cell_0_0 as Object
	cell_0_0 = sheet.getCellByPosition( 0, 0 )
	
	Dim cell_1_0 as Object
	cell_1_0 = sheet.getCellByPosition( 1, 0 )
	
	Dim cell_2_0 as Object
	cell_2_0 = sheet.getCellByPosition( 2, 0 )
	
	
	
	
	
	PrintCell( cell_0_0 )
	PrintCell( cell_1_0 )
	PrintCell( cell_2_0 )

End Sub



Sub PrintCell( cell as Object )

	Select Case cell.Type
		Case com.sun.star.table.CellContentType.VALUE
			MsgBox cell.Value
		Case com.sun.star.table.CellContentType.TEXT
			MsgBox cell.String
	End Select

End Sub



Sub document___sheets___selection

	'
	'
	'
    Dim selection_cell as Object
    selection_cell = ThisComponent.getCurrentSelection()
    
    
    
    MsgBox( "w : " &amp; selection_cell.Columns.Count &amp; Chr( 10 ) &amp; "h : " &amp;selection_cell.Rows.Count )
    
End Sub



Sub document___sheets___selected_cell

	'
	'
	'
    Dim selection_cell as Object
    selection_cell = ThisComponent.getCurrentSelection()
    
    
    '
    ' NOTE : selection_cell.getCellAddress 는 문서에서 1개 이상의 셀이 선택되어 있을때 터진다.
    '
    Dim CAC as Object
    CAC = ThisComponent.createInstance("com.sun.star.table.CellAddressConversion")
    CAC.Address = selection_cell.getCellAddress
    
    
    
    MsgBox( CAC.UserInterfaceRepresentation &amp; Chr( 10 ) &amp; CAC.PersistentRepresentation )
    
End Sub



Sub document___sheets___selected_range

	'
	'
	'
    Dim selection_cell as Object
    selection_cell = ThisComponent.getCurrentSelection()
    
    
    '
    '
    '
    Dim CRAC as Object
    CRAC = ThisComponent.createInstance("com.sun.star.table.CellRangeAddressConversion")
    CRAC.Address = selection_cell.getRangeAddress
    
    
    
    MsgBox( CRAC.UserInterfaceRepresentation &amp; Chr( 10 ) &amp; CRAC.PersistentRepresentation )
    
End Sub



'
' REF : https://wiki.documentfoundation.org/Macros/Calc/ba024
'
Sub document___sheets___sort

	'
	'
	'
    Dim sheet as Object
    sheet = ThisComponent.Sheets.getByName( "data_2" )
    
    
    '
    '
    '
    Dim range
    range = sheet.getCellRangeByName("A2:C8")
    
    
    '
    '
    '
    Dim sort_field(1) as new com.sun.star.util.SortField
    
	sort_field(0).Field = 0
    sort_field(0).SortAscending = TRUE
    sort_field(0).FieldType = com.sun.star.util.SortFieldType.ALPHANUMERIC 'com.sun.star.util.SortFieldTypeNUMERIC
    
    sort_field(1).Field = 1
    sort_field(1).SortAscending = TRUE
    sort_field(1).FieldType = com.sun.star.util.SortFieldType.ALPHANUMERIC 'com.sun.star.util.SortFieldTypeNUMERIC
    
    
    '
    '
    '
    Dim sort_description(0) as new com.sun.star.beans.PropertyValue
    
    sort_description(0).Name = "SortFields"
    sort_description(0).Value = sort_field()
    
    
    range.Sort( sort_description() )

    
End Sub
















</script:module>
</file>

<file path=Basic/Standard/research___encoding.xml><?xml version="1.0" encoding="utf-8"?>
<!DOCTYPE module  PUBLIC '-//OpenOffice.org//DTD OfficeDocument 1.0//EN'  'module.dtd'>
<script:module xmlns:script="http://openoffice.org/2000/script" script:name="research___encoding" script:language="StarBasic" script:moduleType="normal">REM  *****  LibreOffice VBA  *****

Option VBASupport 1 'for Len, StrConv
Option Explicit

'
'REF : https://leesumin.tistory.com/78
'

'
' 한글 결합식
'
' (초성 인덱스 * 21 + 중성 인덱스) * 28 + 종성 인덱스 + 0xAC00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Sub research___multibyte

	Dim document as Object
	document = ThisComponent
	
	Dim sheets as Object
	sheets = document.Sheets
	
	Dim sheet as Object
	sheet = sheets.getByName( "data_2" )	
	
	
	
	
	
	'
	'
	'
	Dim cell_0_1 as Object
	cell_0_1 = sheet.getCellByPosition( 0, 1 )
	
	
	Dim s as String : s =  cell_0_1.String
	MsgBox( s )
	
	Dim b() as Byte
	b = Mid( s, 1, 1 )
	MsgBox( b )
	
	Dim result as Boolean : result = False
	If IsMultiByte( b ) Then
		result = IsKorean( b )
	EndIf
	MsgBox( result )

End Sub



Function research___multibyte___check_multibyte

	Dim s as String : s = "가a1"
	Dim b() as Byte
	
	Dim i as Integer
	For i = 1 To 3
		b = Mid( s, i, 1 )
		MsgBox( IsMultiByte( b ) )
	Next i
	
End Function
Function IsMultiByte( b() as Byte )

	'
	' 유니코드 범위 체크 : English + Latin : https://en.wikipedia.org/wiki/List_of_Unicode_characters
	'
	IsMultiByte = ( b( 1 ) &lt;&gt; 0 )

End Function




Function research___multibyte___check_korean

	Dim s as String : s = "가a1"
	Dim b() as Byte
	
	
	Dim i as Integer
	For i = 1 To 3
		b = Mid( s, i, 1 )
		MsgBox( IsKorean( b ) )
	Next i
	
End Function
Function IsKorean( b() as Byte )

	'
	' 유니코드 범위 체크 : 한글 : AC00 ~ D7FF
	'
	IsKorean = ( b( 1 ) &gt;= &amp;HAC And b( 1 ) &lt; &amp;HD8 )

End Function



Function research___multibyte___extract_initial_consonant '초성 : initial_consonant

	Dim s as String : s = "가a1"
	Dim b() as Byte
	
	Dim result as String
	
	Dim i as Integer
	For i = 1 To 3
		b = Mid( s, i, 1 )
		
		result = result &amp; "+ " &amp; b &amp; Chr( 10 ) &amp; "0 : " &amp; b( 0 ) &amp; Chr( 10 ) &amp; "1 : " &amp; b( 1 ) &amp; Chr( 10 ) &amp; Extract_InitialConsonant( b ) &amp; Chr( 10 ) &amp; Chr( 10 )
	Next i
	
	MsgBox( result )
	
End Function
Function Extract_InitialConsonant( b() as Byte )

	'
	' byte array를 하나의 수로 만든다.
	'
	
	Dim i as Long 'Integer : 16bit, Long : 32bit
	
	'
	' b( 1 )
	'
	i = b( 1 )
	i = i * 256 ' 256 : 2의 8승 : 왼쪽 shift 8
	
	'
	' b( 0 )
	'
	i = i + b( 0 )
	
	Extract_InitialConsonant = i
	
End Function



Function research___multibyte___extract_vowel '모음 : vowel

	Dim s as String : s = "가a1"
	Dim b() as Byte
	
	Dim result as String
	
	Dim i as Integer
	For i = 1 To 3
		b = Mid( s, i, 1 )
		result = result &amp; "+ " &amp; b &amp; Chr( 10 ) &amp; "0 : " &amp; b( 0 ) &amp; Chr( 10 ) &amp; "1 : " &amp; b( 1 ) &amp; Chr( 10 ) &amp; Extract_Vowel( b ) &amp; Chr( 10 ) &amp; Chr( 10 )
	Next i
	
	MsgBox( result )
	
End Function
Function Extract_Vowel( b() as Byte )
	
End Function



Function research___multibyte___extract_final_consonant '종성 : final_consonant

	Dim s as String : s = "가a1"
	Dim b() as Byte
	
	Dim result as String
	
	Dim i as Integer
	For i = 1 To 3
		b = Mid( s, i, 1 )
		result = result &amp; "+ " &amp; b &amp; Chr( 10 ) &amp; "0 : " &amp; b( 0 ) &amp; Chr( 10 ) &amp; "1 : " &amp; b( 1 ) &amp; Chr( 10 ) &amp; Extract_FinalConsonant( b ) &amp; Chr( 10 ) &amp; Chr( 10 )
	Next i
	
	MsgBox( result )
	
End Function
Function Extract_FinalConsonant( b() as Byte )
	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ase___file"/>
  <library:element library:name="base___message_box"/>
  <library:element library:name="type___string"/>
  <library:element library:name="type___array"/>
  <library:element library:name="tools___strings"/>
  <library:element library:name="script_forge___text_stream"/>
  <library:element library:name="script_forge___string"/>
  <library:element library:name="script_forge___file_system"/>
  <library:element library:name="base___multiline_code"/>
  <library:element library:name="document"/>
  <library:element library:name="document___sheets"/>
  <library:element library:name="base___function"/>
  <library:element library:name="type___number"/>
  <library:element library:name="script_forge___dictionary"/>
  <library:element library:name="research___encoding"/>
  <library:element library:name="base___formatting"/>
</library:library>
</file>

<file path=Basic/Standard/script_forge___dictionary.xml><?xml version="1.0" encoding="utf-8"?>
<!DOCTYPE module  PUBLIC '-//OpenOffice.org//DTD OfficeDocument 1.0//EN'  'module.dtd'>
<script:module xmlns:script="http://openoffice.org/2000/script" script:name="script_forge___dictionary" script:language="StarBasic" script:moduleType="normal">REM  *****  LibreOffice VBA  *****

Option Explicit

'
' REF : https://help.libreoffice.org/latest/ko/text/sbasic/shared/03/sf_dictionary.html
'

Sub script_forge___dictionary___declaration

	GlobalScope.BasicLibraries.LoadLibrary("ScriptForge")
	
	'
	' Declaration
	'
	Dim dic as Variant	
	dic = CreateScriptService("Dictionary")

End Sub



Sub script_forge___dictionary___add

	GlobalScope.BasicLibraries.LoadLibrary("ScriptForge")
	
	Dim dic as Variant	
	dic = CreateScriptService("Dictionary")
	
	'
	' Add
	'
	dic.Add( "a", 100 )
	dic.Add( "b", 200 )
	dic.Add( "c", 300 )
	
	MsgBox( dic.Keys( 0 ) &amp; dic.Item( "a" ) )

End Sub



Sub script_forge___dictionary___iteration

	GlobalScope.BasicLibraries.LoadLibrary("ScriptForge")
	
	Dim dic as Variant	
	dic = CreateScriptService("Dictionary")
	
	dic.Add( "a", 100 )
	dic.Add( "b", 200 )
	dic.Add( "c", 300 )
	
	'
	' Iteration
	'
	Dim keys as Variant, i as Variant
	keys = dic.Keys()
	For Each i in keys
		MsgBox( i &amp; " : " &amp; dic.Item( i ) )
	Next i

End Sub
</script:module>
</file>

<file path=Basic/Standard/script_forge___file_system.xml><?xml version="1.0" encoding="utf-8"?>
<!DOCTYPE module  PUBLIC '-//OpenOffice.org//DTD OfficeDocument 1.0//EN'  'module.dtd'>
<script:module xmlns:script="http://openoffice.org/2000/script" script:name="script_forge___file_system" script:language="StarBasic" script:moduleType="normal">REM  *****  LibreOffice VBA  *****

Option Explicit

'
' REF : https://help.libreoffice.org/latest/he/text/sbasic/shared/03/sf_filesystem.html
'

Sub script_forge___file_system___open_close

	GlobalScope.BasicLibraries.LoadLibrary("Tools") ' for Tools
	GlobalScope.BasicLibraries.LoadLibrary("ScriptForge") ' for FileSystem
	
	
	'
	'
	'
	Dim file_path as String
	file_path = ( Tools.Strings.DirectoryNameoutofPath(ThisComponent.getURL(),"/" ) &amp; "/../resources/" &amp; "dummy_text.txt" )
	MsgBox( file_path )
	
	
	'
	' File System 개체 생성
	'
	Dim file_system As Variant
	file_system = CreateScriptService("FileSystem")
	
	
	'
	' File Open
	'
	Dim pf As Variant
	Set pf = file_system.OpenTextFile(file_path, file_system.ForReading)
	
	
	'
	' File Close
	'
	pf.CloseFile()
	
	
	'
	' File Release
	'
	pf = pf.Dispose()

End Sub



Sub script_forge___file_system___create_delete

	GlobalScope.BasicLibraries.LoadLibrary("Tools") ' for Tools
	GlobalScope.BasicLibraries.LoadLibrary("ScriptForge") ' for FileSystem
	
	
	Dim file_path as String
	file_path = ( Tools.Strings.DirectoryNameoutofPath(ThisComponent.getURL(),"/" ) &amp; "/../resources/" &amp; "dummy_text_4_scriptservice_filesystem_create_delete.txt" )
	
	
	Dim file_system As Variant
	file_system = CreateScriptService("FileSystem")
	
	
	'
	' File Create
	'
	Dim pf As Variant
	Set pf = file_system.CreateTextFile(file_path, Overwrite := true)
	
	
	
	MsgBox( "이 창을 닫지 말고 파일이 생성 됐는지 확인해봐" &amp; Chr( 10 ) &amp; Chr( 10 ) &amp; file_path )
	
	
	
	pf.CloseFile()
	pf = pf.Dispose()
	
	
	'
	' 삭제
	'
	file_system.DeleteFile( file_path )

End Sub
</script:module>
</file>

<file path=Basic/Standard/script_forge___string.xml><?xml version="1.0" encoding="utf-8"?>
<!DOCTYPE module  PUBLIC '-//OpenOffice.org//DTD OfficeDocument 1.0//EN'  'module.dtd'>
<script:module xmlns:script="http://openoffice.org/2000/script" script:name="script_forge___string" script:language="StarBasic" script:moduleType="normal">REM  *****  LibreOffice VBA  *****

'
' REF : https://help.libreoffice.org/latest/ko/text/sbasic/shared/03/sf_string.html
'

Sub script_forge___string___create

	GlobalScope.BasicLibraries.LoadLibrary("ScriptForge") ' for String Utility
	
	Dim s as String : s = "abcd"
	
	
	
	'
	' String Service 생성
	'
	Dim sfs : sfs = CreateScriptService("String")
	
	
	
	'
	' String Service 객체를 직접 만들 필요 없다.
	' "ScriptForge" 를 로드 하면 String Service 객체가 "SF_String" 라는 이름으로 자동 생성된다.
	'
	s = SF_String.Capitalize( s )
	
	
	
	'
	' 다른 곳에 담아도 된다.
	'
	Dim svc : svc = SF_String
	
	
	MsgBox( s )
	
	
	
	'
	' SF_String 다른 함수에서 써보기
	'
	script_forge___string___create_2()

End Sub
Sub script_forge___string___create_2

	Dim s as String : s = "hijk lmn"
	
	
	'
	' "ScriptForge" 는 한 번 로드되면 다른 함수에서도 쓸 수 있다.
	' office 가 유지되는 동안에는 문제가 없는 것 같다.
	'
	s = SF_String.Capitalize( s )
	
	
	MsgBox( s )

End Sub
</script:module>
</file>

<file path=Basic/Standard/script_forge___text_stream.xml><?xml version="1.0" encoding="utf-8"?>
<!DOCTYPE module  PUBLIC '-//OpenOffice.org//DTD OfficeDocument 1.0//EN'  'module.dtd'>
<script:module xmlns:script="http://openoffice.org/2000/script" script:name="script_forge___text_stream" script:language="StarBasic" script:moduleType="normal">REM  *****  LibreOffice VBA  *****

Option Explicit

'
' REF : https://help.libreoffice.org/7.6/ko/text/sbasic/shared/03/sf_textstream.html
'

Sub script_forge___text_stream___writeline

	GlobalScope.BasicLibraries.LoadLibrary("Tools") ' for Tools
	GlobalScope.BasicLibraries.LoadLibrary("ScriptForge") ' for FileSystem
	
	Dim file_path as String
	file_path = ( Tools.Strings.DirectoryNameoutofPath(ThisComponent.getURL(),"/" ) &amp; "/../resources/" &amp; "script_forge___text_stream___writeline.txt" )
	
	Dim file_system As Variant
	file_system = CreateScriptService("FileSystem")
	
	Dim pf As Variant
	Set pf = file_system.CreateTextFile(file_path, Overwrite := true)
	
	
	
	
	
	'
	' WriteLine
	'
	pf.WriteLine( "[" )
	pf.WriteLine( Chr( 9 ) &amp; "{ ""idx"" : 1234 }" )
	pf.WriteLine( "]" )
	
	
	
	
	
	pf.CloseFile()
	pf = pf.Dispose()
	
	MsgBox( "파일 삭제 대기" &amp; Chr( 10 ) &amp; Chr( 10 ) &amp; file_path )
	
	file_system.DeleteFile( file_path )

End Sub



Sub script_forge___text_stream___readline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Line
	'
	Dim file_string as String
	file_string = pf.ReadLine()
	MsgBox( file_string )
	
	
	file_string = ""
	
	
	'
	' Read Line x N
	'
	Do While Not pf.AtEndOfStream
		file_string = file_string &amp; pf.ReadLine() &amp; Chr( 10 )
	Loop
	MsgBox( file_string )
	
	
	
	
	
	pf.CloseFile()
	pf = pf.Dispose()

End Sub



Sub script_forge___text_stream___readall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All
	'
	Dim file_string as String
	file_string = pf.ReadAll()
	MsgBox( file_string )
	
	
	
	
	
	pf.CloseFile()
	pf = pf.Dispose()

End Sub
</script:module>
</file>

<file path=Basic/Standard/tools___strings.xml><?xml version="1.0" encoding="utf-8"?>
<!DOCTYPE module  PUBLIC '-//OpenOffice.org//DTD OfficeDocument 1.0//EN'  'module.dtd'>
<script:module xmlns:script="http://openoffice.org/2000/script" script:name="tools___strings" script:language="StarBasic" script:moduleType="normal">REM  *****  LibreOffice VBA  *****

'
' REF : https://help.libreoffice.org/latest/ro/text/sbasic/shared/03/lib_tools.html	
'

Sub tools___strings

	GlobalScope.BasicLibraries.loadLibrary("Tools")
	
	Dim a as String
	a = ( _
			Chr(10) _
		&amp;	"+ Path" &amp; Chr(10) _
		&amp; 	ThisComponent.getURL() _
		&amp; 	Chr(10) &amp; Chr(10) _	
		&amp; 	"+ Directory" &amp; Chr(10) _
		&amp;	 Tools.Strings.DirectoryNameoutofPath(ThisComponent.getURL(),"/") _
		&amp; 	Chr(10) &amp; Chr(10) _
		&amp;	"+ File Name + Extension" &amp; Chr(10) _
		&amp; 	Tools.Strings.FileNameoutofPath(ThisComponent.getURL(),"/") _
		&amp; 	Chr(10) _
		&amp; 	Tools.Strings.GetFileNameWithoutExtension(ThisComponent.getURL(),"/") _
		&amp; 	Chr(10) &amp; Chr(10) _	
		&amp;	"+ Extension" &amp; Chr(10) _
		&amp;  	Tools.Strings.GetFileNameExtension(ThisComponent.getURL(),"/") _
		&amp; 	Chr(10) &amp; Chr(10) _	
	)
	
	MsgBox a

End Sub
</script:module>
</file>

<file path=Basic/Standard/type___array.xml><?xml version="1.0" encoding="utf-8"?>
<!DOCTYPE module  PUBLIC '-//OpenOffice.org//DTD OfficeDocument 1.0//EN'  'module.dtd'>
<script:module xmlns:script="http://openoffice.org/2000/script" script:name="type___array" script:language="StarBasic" script:moduleType="normal">REM  *****  LibreOffice VBA  *****

Sub type___array___declaration_1

	'
	' 기본 : 길이가 0인 배열( 이걸 어따 쓰지? )
	'
	Dim a() as Integer

End Sub



Sub type___array___declaration_2

	'
	' 기본 : 길이가 1인 배열
	'
	Dim a( 0 ) as Integer
	a( 0 ) = 100
	
	MsgBox( a( 0 ) )

End Sub



Sub type___array___declaration_3

	'
	' 기본
	'
	Dim a( 2 ) as Integer
	a( 0 ) = 100
	a( 1 ) = 20
	a( 2 ) = 3
	
	MsgBox( a( 0 ) + a( 1 ) + a( 2 ) )

End Sub



Sub type___array___declaration_4

	'
	' Index의 범위 조절 가능
	'
	Dim a( 1 to 3 ) as Integer
	a( 1 ) = 200
	a( 2 ) = 30
	a( 3 ) = 4
	
	MsgBox( a( 1 ) + a( 2 ) + a( 3 ) )

End Sub



Sub type___array___declaration_5

	'
	' 동적 배열
	'
	Dim a as Variant
	a = Array( 300, 20, 1 )
	
	MsgBox( a( 0 ) + a( 1 ) + a( 2 ) )

End Sub



Sub type___array___lbound_ubound

	'
	' LBound : 배열 시작 인덱스 반환
	' UBound : 배열 마지막 인덱스 반환
	'
	Dim a_0() as Integer
	MsgBox( LBound( a_0 ) &amp; " " &amp; UBound( a_0 ) )
	
	
	Dim a_1( 2 ) as Integer
	MsgBox( LBound( a_1 ) &amp; " " &amp; UBound( a_1 ) )
	
	
	Dim a_2( 1 to 3 ) as Integer
	MsgBox( LBound( a_2 ) &amp; " " &amp; UBound( a_2 ) )
	
	
	Dim a_3 as Variant
	a_3 = Array( 300, 20, 1 )
	MsgBox( LBound( a_3 ) &amp; " " &amp; UBound( a_3 ) )

End Sub



Sub type___array___size

	'
	' Size : UBound - LBound + 1
	'
	Dim a( 2 ) as Integer
	MsgBox( "Size : " &amp; ( UBound( a ) - LBound( a ) + 1 ) )

End Sub



Sub type___array___iteration_1

	Dim a as Variant : a = Array( 100, 20, 3 )
	
	'
	' For Each
	'
	Dim result as Integer
	For Each i In a
		result = result + i
	Next i
	
	MsgBox( result )

End Sub



Sub type___array___iteration_2

	Dim a as Variant : a = Array( 200, 30, 4 )
	
	'
	' For
	'
	Dim result as Integer
	For i = 0 To 2
		result = result + a( i )
	Next i
	
	MsgBox( result )

End Sub
</script:module>
</file>

<file path=Basic/Standard/type___number.xml><?xml version="1.0" encoding="utf-8"?>
<!DOCTYPE module  PUBLIC '-//OpenOffice.org//DTD OfficeDocument 1.0//EN'  'module.dtd'>
<script:module xmlns:script="http://openoffice.org/2000/script" script:name="type___number" script:language="StarBasic" script:moduleType="normal">REM  *****  LibreOffice VBA  *****

Sub type___number___prefix

	'
	' Hexadecimal : 16진수
	'
	Dim hex as Byte : hex = &amp;HFF ' 255
	
	MsgBox( hex )
	
	
	'
	' Octal : 8진수
	'
	Dim oct as Byte : oct = &amp;O07 ' 7
	
	MsgBox( oct )

End Sub
</script:module>
</file>

<file path=Basic/Standard/type___string.xml><?xml version="1.0" encoding="utf-8"?>
<!DOCTYPE module  PUBLIC '-//OpenOffice.org//DTD OfficeDocument 1.0//EN'  'module.dtd'>
<script:module xmlns:script="http://openoffice.org/2000/script" script:name="type___string" script:language="StarBasic" script:moduleType="normal">REM  *****  LibreOffice VBA  *****

Option VBASupport 1 'for StrConv
Option Explicit

'
' REF : https://help.libreoffice.org/latest/ko/text/sbasic/shared/03/sf_string.html?DbPAR=BASIC#bm_id151579602147056
'

Sub type_string___declaration_1

	Dim s as String
	
	s = "test string"
	
	MsgBox( s )

End Sub
Sub type_string___declaration_2

	Dim s as String : s = "test string"
	
	MsgBox( s )

End Sub
Sub type_string___declaration_3

	Dim s as String
	
	s = String( 10, "s" )
	
	MsgBox( s )

End Sub




Sub type_string___append

	Dim s as String : s = "test string"
	
	s = s &amp; " append"
	
	MsgBox( s )

End Sub



Sub type_string___tab_linefeed

	Dim s as String : s = "test string"
	
	s = s &amp; Chr( 9 ) &amp; Chr( 9 ) &amp; " : tab : Chr( 9 )"
	
	s = s &amp; Chr( 10 ) &amp; " : linefeed : Chr( 10 )"
	
	'
	' 안돼
	'
	s = s &amp; Chr( 10 ) &amp; Chr( 10 ) &amp; "\t \\t \n \\n" &amp; " ------ " &amp; "Not Working"
	
	MsgBox( s )

End Sub




Sub type_string___Left_Right_Mid

	Dim view as String
	
	Dim s as String : s = "test string"
	
	
	'
	' Left : index 가 1부터 시작
	'
	view = view &amp; "Left : " &amp; Left( s, 0 )
	view = view &amp; Chr( 10 )
	
	
	'
	' Left : index 가 1부터 시작
	'
	view = view &amp; "Left : " &amp; Left( s, 1 )
	view = view &amp; Chr( 10 )
	
	
	'
	' Right
	'
	view = view &amp; "Right : " &amp; Right( s, 2 )
	view = view &amp; Chr( 10 )
	
	
	'
	' Mid : 지정한 위치를 기준으로 Index를 적용
	'
	view = view  &amp; "Mid : "&amp; Mid( s, 6, 1 )
	view = view &amp; Chr( 10 )
	
	
	MsgBox( view )

End Sub



Sub type_string___Len

	Dim s as String : s = "test string"	
	
	'
	' Len : 문자열의 길이 반환
	'
	MsgBox( Len( s ) )

End Sub



Sub type_string___Instr

	Dim s as String : s = "test string"	
	
	'
	' Instr : 지정한 문자열을 찾아 위치를 반환
	'
	MsgBox( Instr( 1, s, "st" ) )

End Sub



'REF : https://help.libreoffice.org/latest/en-US/text/sbasic/shared/strconv.html
Sub type_string___StrConv_1

	Dim s as String : s = "abc def"
	
	
	'
	'  vbUpperCase : 대문자 변환
	'
	s = StrConv( s, vbUpperCase )
	MsgBox( s )
	
	
	'
	'  vbLowerCase : 소문자 변환
	'
	s = StrConv( s, vbLowerCase )
	MsgBox( s )
	
	
	'
	'  vbProperCase : 단어의 첫 글자만 대문자 변환
	'
	s = StrConv( s, vbProperCase )
	MsgBox( s )

End Sub
Sub type_string___StrConv_2

	Dim s as String : s = "가"
	
	
	'
	' '기본 인코딩은 Unicode. "가" 는 0:172, "각" 은 1:172
	'
	Dim x0() As Byte
	x0 = s
	MsgBox( x0( 0 ) &amp; " " &amp; x0( 1 ) )
	
	
	'
	'  EUC-KR 로 변환된다. "가" 는 176:161
	'
	Dim x1() As Byte
	x1 = StrConv( s, vbFromUnicode )
	MsgBox( x1( 0 ) &amp; " " &amp; x1( 1 ) )
	
	
	'
	' Unicode를 Unicode로 인코딩 시도하면 실패한다.
	'
	Dim x2() As Byte
	x2 = StrConv( s, vbUnicode)
	'MsgBox( x2( 0 ) &amp; " " &amp; x2( 0 ) )

End Sub
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